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6.00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 1 - Finess PMSI permettant la transmission sur e-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Finess géographique rattaché au finess 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 CP 27 - Valeur 000 pour le régime général. A prendre sur l’attestation de droits ou la prise en charge pour autres régimes si pré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 CP 40 - N° attribué par l'établis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 CP 44 Modification liée au format de la date (JJMMAAAA) - ATTENTION : format différent de la norme B2 (8 car. demandé contre 6 car. norme B2)</text:p>
          </table:table-cell>
          <table:table-cell/>
          <table:table-cell office:value-type="string" calcext:value-type="string">
            <text:p>JJMMAAAA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office:annotation draw:style-name="gr2" draw:text-style-name="P2" svg:width="2.899cm" svg:height="1.386cm" svg:x="26.719cm" svg:y="4.185cm" draw:caption-point-x="-0.61cm" draw:caption-point-y="1.51cm">
              <dc:date>2024-09-04T00:00:00</dc:date>
              <text:p text:style-name="P2">Vérifié sur fichier des formats PMSI</text:p>
            </office:annotation>
            <text:p>Gauche/Espace</text:p>
          </table:table-cell>
          <table:table-cell table:style-name="ce2" office:value-type="string" calcext:value-type="string">
            <text:p>Type 3H 49 - Code UCD associé à une nature de prestation PH8, pour les médicaments délivrables en sus du 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Coefficient de fractionnement</text:p>
          </table:table-cell>
          <table:table-cell office:value-type="string" calcext:value-type="string">
            <text:p>COEF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57 1+4 (10000 par défaut)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Prix d'achat unitaire TTC</text:p>
          </table:table-cell>
          <table:table-cell office:value-type="string" calcext:value-type="string">
            <text:p>P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H 67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H 74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H 81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H 88 Nombre d'unités délivrées, par défaut égal à 1 - Compléter par « 0 » d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table:style-name="ce2" office:value-type="string" calcext:value-type="string">
            <text:p>Montant total facturé TTC</text:p>
          </table:table-cell>
          <table:table-cell office:value-type="string" calcext:value-type="string">
            <text:p>MT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H 91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H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IC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office:value-type="string" calcext:value-type="string">
            <text:p>Liste des codes ind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H</text:p>
          </table:table-cell>
          <table:table-cell office:value-type="string" calcext:value-type="string">
            <text:p>Numéro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office:value-type="string" calcext:value-type="string">
            <text:p>Type 2 CP 30 - N° attribué par le partenaire de santé. Il ne doit pas y avoir de N° en double, durant la période à déterminer avec l'assurance maladie. Le numéro de la facture doit etre différent de zéro. 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933cm" svg:y="10.802cm" draw:caption-point-x="-0.666cm" draw:caption-point-y="-0.45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 office:value-type="string" calcext:value-type="string">
            <text:p>Infos du RSFA, prises sur le fichier des formats PMSI distribué par l'ATI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à partir du rsface2018h.ods en rajoutant à la main les éléments manquant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23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</table:table>
      <table:table table:name="sql" table:style-name="ta1">
        <office:forms form:automatic-focus="false" form:apply-design-mode="false"/>
        <table:table-column table:style-name="co12" table:number-columns-repeated="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chell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typesql</text:p>
          </table:table-cell>
          <table:table-cell office:value-type="string" calcext:value-type="string">
            <text:p>sql</text:p>
          </table:table-cell>
        </table:table-row>
        <table:table-row table:style-name="ro1">
          <table:table-cell table:formula="of:=[champs.C2]" office:value-type="string" office:string-value="TENR" calcext:value-type="string">
            <text:p>TENR</text:p>
          </table:table-cell>
          <table:table-cell table:formula="of:=[champs.D2]" office:value-type="float" office:value="1" calcext:value-type="float">
            <text:p>1</text:p>
          </table:table-cell>
          <table:table-cell table:number-columns-repeated="2"/>
          <table:table-cell table:formula="of:=[champs.I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];&quot; &quot;;[.F2];&quot;(&quot;;[.B2];&quot;), --&quot;;[champs.B2];&quot; &quot;;[champs.K2])" office:value-type="string" office:string-value="TENR VARCHAR(1), --Type d'enregistrement NA Valeur=H" calcext:value-type="string">
            <text:p>TENR VARCHAR(1), --Type d'enregistrement NA Valeur=H</text:p>
          </table:table-cell>
        </table:table-row>
        <table:table-row table:style-name="ro1">
          <table:table-cell table:formula="of:=[champs.C3]" office:value-type="string" office:string-value="FINESS" calcext:value-type="string">
            <text:p>FINESS</text:p>
          </table:table-cell>
          <table:table-cell table:formula="of:=[champs.D3]" office:value-type="float" office:value="9" calcext:value-type="float">
            <text:p>9</text:p>
          </table:table-cell>
          <table:table-cell table:number-columns-repeated="2"/>
          <table:table-cell table:formula="of:=[champs.I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];&quot; &quot;;[.F3];&quot;(&quot;;[.B3];&quot;), --&quot;;[champs.B3];&quot; &quot;;[champs.K3])" office:value-type="string" office:string-value="FINESS VARCHAR(9), --Numéro FINESS d’inscription ePMSI RSS non groupé 1 - Finess PMSI permettant la transmission sur e-PMSI" calcext:value-type="string">
            <text:p>FINESS VARCHAR(9), --Numéro FINESS d’inscription ePMSI RSS non groupé 1 - Finess PMSI permettant la transmission sur e-PMSI</text:p>
          </table:table-cell>
        </table:table-row>
        <table:table-row table:style-name="ro1">
          <table:table-cell table:formula="of:=[champs.C4]" office:value-type="string" office:string-value="FINESG" calcext:value-type="string">
            <text:p>FINESG</text:p>
          </table:table-cell>
          <table:table-cell table:formula="of:=[champs.D4]" office:value-type="float" office:value="9" calcext:value-type="float">
            <text:p>9</text:p>
          </table:table-cell>
          <table:table-cell table:number-columns-repeated="2"/>
          <table:table-cell table:formula="of:=[champs.I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4];&quot; &quot;;[.F4];&quot;(&quot;;[.B4];&quot;), --&quot;;[champs.B4];&quot; &quot;;[champs.K4])" office:value-type="string" office:string-value="FINESG VARCHAR(9), --Numéro FINESS géographique Finess géographique rattaché au finess PMSI" calcext:value-type="string">
            <text:p>FINESG VARCHAR(9), --Numéro FINESS géographique Finess géographique rattaché au finess PMSI</text:p>
          </table:table-cell>
        </table:table-row>
        <table:table-row table:style-name="ro1">
          <table:table-cell table:formula="of:=[champs.C5]" office:value-type="string" office:string-value="NIA" calcext:value-type="string">
            <text:p>NIA</text:p>
          </table:table-cell>
          <table:table-cell table:formula="of:=[champs.D5]" office:value-type="float" office:value="13" calcext:value-type="float">
            <text:p>13</text:p>
          </table:table-cell>
          <table:table-cell table:number-columns-repeated="2"/>
          <table:table-cell table:formula="of:=[champs.I5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5];&quot; &quot;;[.F5];&quot;(&quot;;[.B5];&quot;), --&quot;;[champs.B5];&quot; &quot;;[champs.K5])" office:value-type="string" office:string-value="NIA VARCHAR(13), --N° immatriculation assuré Type 2 CP 12" calcext:value-type="string">
            <text:p>NIA VARCHAR(13), --N° immatriculation assuré Type 2 CP 12</text:p>
          </table:table-cell>
        </table:table-row>
        <table:table-row table:style-name="ro1">
          <table:table-cell table:formula="of:=[champs.C6]" office:value-type="string" office:string-value="CNI" calcext:value-type="string">
            <text:p>CNI</text:p>
          </table:table-cell>
          <table:table-cell table:formula="of:=[champs.D6]" office:value-type="float" office:value="2" calcext:value-type="float">
            <text:p>2</text:p>
          </table:table-cell>
          <table:table-cell table:number-columns-repeated="2"/>
          <table:table-cell table:formula="of:=[champs.I6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6];&quot; &quot;;[.F6];&quot;(&quot;;[.B6];&quot;), --&quot;;[champs.B6];&quot; &quot;;[champs.K6])" office:value-type="string" office:string-value="CNI NUMERIC(2), --Clé du n° immatriculation Type 2 CP 25" calcext:value-type="string">
            <text:p>CNI NUMERIC(2), --Clé du n° immatriculation Type 2 CP 25</text:p>
          </table:table-cell>
        </table:table-row>
        <table:table-row table:style-name="ro1">
          <table:table-cell table:formula="of:=[champs.C7]" office:value-type="string" office:string-value="RGB" calcext:value-type="string">
            <text:p>RGB</text:p>
          </table:table-cell>
          <table:table-cell table:formula="of:=[champs.D7]" office:value-type="float" office:value="3" calcext:value-type="float">
            <text:p>3</text:p>
          </table:table-cell>
          <table:table-cell table:number-columns-repeated="2"/>
          <table:table-cell table:formula="of:=[champs.I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7];&quot; &quot;;[.F7];&quot;(&quot;;[.B7];&quot;), --&quot;;[champs.B7];&quot; &quot;;[champs.K7])" office:value-type="string" office:string-value="RGB NUMERIC(3), --Rang de bénéficiaire Type 2 CP 27 - Valeur 000 pour le régime général. A prendre sur l’attestation de droits ou la prise en charge pour autres régimes si présent" calcext:value-type="string">
            <text:p>RGB NUMERIC(3), --Rang de bénéficiaire Type 2 CP 27 - Valeur 000 pour le régime général. A prendre sur l’attestation de droits ou la prise en charge pour autres régimes si présent</text:p>
          </table:table-cell>
        </table:table-row>
        <table:table-row table:style-name="ro1">
          <table:table-cell table:formula="of:=[champs.C8]" office:value-type="string" office:string-value="NENT" calcext:value-type="string">
            <text:p>NENT</text:p>
          </table:table-cell>
          <table:table-cell table:formula="of:=[champs.D8]" office:value-type="float" office:value="9" calcext:value-type="float">
            <text:p>9</text:p>
          </table:table-cell>
          <table:table-cell table:number-columns-repeated="2"/>
          <table:table-cell table:formula="of:=[champs.I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8];&quot; &quot;;[.F8];&quot;(&quot;;[.B8];&quot;), --&quot;;[champs.B8];&quot; &quot;;[champs.K8])" office:value-type="string" office:string-value="NENT NUMERIC(9), --N° d'entrée Type 2 CP 40 - N° attribué par l'établissement" calcext:value-type="string">
            <text:p>NENT NUMERIC(9), --N° d'entrée Type 2 CP 40 - N° attribué par l'établissement</text:p>
          </table:table-cell>
        </table:table-row>
        <table:table-row table:style-name="ro1">
          <table:table-cell table:formula="of:=[champs.C9]" office:value-type="string" office:string-value="NII" calcext:value-type="string">
            <text:p>NII</text:p>
          </table:table-cell>
          <table:table-cell table:formula="of:=[champs.D9]" office:value-type="float" office:value="13" calcext:value-type="float">
            <text:p>13</text:p>
          </table:table-cell>
          <table:table-cell table:number-columns-repeated="2"/>
          <table:table-cell table:formula="of:=[champs.I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9];&quot; &quot;;[.F9];&quot;(&quot;;[.B9];&quot;), --&quot;;[champs.B9];&quot; &quot;;[champs.K9])" office:value-type="string" office:string-value="NII VARCHAR(13), --N° immatriculation individuel Type 2S CP 50 A renseigner si l’information est présente sur la carte Vitale, l’attestation de droits ou la prise en charge." calcext:value-type="string">
            <text:p>NII VARCHAR(13), --N° immatriculation individuel Type 2S CP 50 A renseigner si l’information est présente sur la carte Vitale, l’attestation de droits ou la prise en charge.</text:p>
          </table:table-cell>
        </table:table-row>
        <table:table-row table:style-name="ro1">
          <table:table-cell table:formula="of:=[champs.C10]" office:value-type="string" office:string-value="CNII" calcext:value-type="string">
            <text:p>CNII</text:p>
          </table:table-cell>
          <table:table-cell table:formula="of:=[champs.D10]" office:value-type="float" office:value="2" calcext:value-type="float">
            <text:p>2</text:p>
          </table:table-cell>
          <table:table-cell table:number-columns-repeated="2"/>
          <table:table-cell table:formula="of:=[champs.I1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0];&quot; &quot;;[.F10];&quot;(&quot;;[.B10];&quot;), --&quot;;[champs.B10];&quot; &quot;;[champs.K10])" office:value-type="string" office:string-value="CNII NUMERIC(2), --Clé du n° immatriculation individuel Type 2S CP 63 A prendre sur le même support que le n° immatriculation. Clé à contrôler après la saisie, cf. annexe 5 de la norme B2" calcext:value-type="string">
            <text:p>CNII NUMERIC(2), --Clé du n° immatriculation individuel Type 2S CP 63 A prendre sur le même support que le n° immatriculation. Clé à contrôler après la saisie, cf. annexe 5 de la norme B2</text:p>
          </table:table-cell>
        </table:table-row>
        <table:table-row table:style-name="ro1">
          <table:table-cell table:formula="of:=[champs.C11]" office:value-type="string" office:string-value="DDSEJ" calcext:value-type="string">
            <text:p>DDSEJ</text:p>
          </table:table-cell>
          <table:table-cell table:formula="of:=[champs.D11]" office:value-type="float" office:value="8" calcext:value-type="float">
            <text:p>8</text:p>
          </table:table-cell>
          <table:table-cell table:number-columns-repeated="2"/>
          <table:table-cell table:formula="of:=[champs.I11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11];&quot; &quot;;[.F11];&quot;, --&quot;;[champs.B11];&quot; &quot;;[champs.K11])" office:value-type="string" office:string-value="DDSEJ DATE, --Date de début de séjour Type 3 CP 44 Modification liée au format de la date (JJMMAAAA) - ATTENTION : format différent de la norme B2 (8 car. demandé contre 6 car. norme B2)" calcext:value-type="string">
            <text:p>DDSEJ DATE, --Date de début de séjour Type 3 CP 44 Modification liée au format de la date (JJMMAAAA) - ATTENTION : format différent de la norme B2 (8 car. demandé contre 6 car. norme B2)</text:p>
          </table:table-cell>
        </table:table-row>
        <table:table-row table:style-name="ro1">
          <table:table-cell table:formula="of:=[champs.C12]" office:value-type="string" office:string-value="CUCD" calcext:value-type="string">
            <text:p>CUCD</text:p>
          </table:table-cell>
          <table:table-cell table:formula="of:=[champs.D12]" office:value-type="float" office:value="7" calcext:value-type="float">
            <text:p>7</text:p>
          </table:table-cell>
          <table:table-cell table:number-columns-repeated="2"/>
          <table:table-cell table:formula="of:=[champs.I12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2];&quot; &quot;;[.F12];&quot;(&quot;;[.B12];&quot;), --&quot;;[champs.B12];&quot; &quot;;[champs.K12])" office:value-type="string" office:string-value="CUCD NUMERIC(7), --Code UCD Type 3H 49 - Code UCD associé à une nature de prestation PH8, pour les médicaments délivrables en sus du GHS" calcext:value-type="string">
            <text:p>CUCD NUMERIC(7), --Code UCD Type 3H 49 - Code UCD associé à une nature de prestation PH8, pour les médicaments délivrables en sus du GHS</text:p>
          </table:table-cell>
        </table:table-row>
        <table:table-row table:style-name="ro1">
          <table:table-cell table:formula="of:=[champs.C13]" office:value-type="string" office:string-value="COEFF" calcext:value-type="string">
            <text:p>COEFF</text:p>
          </table:table-cell>
          <table:table-cell table:formula="of:=[champs.D1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champs.I13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3];&quot; &quot;;[.F13];&quot;(&quot;;[.B13];&quot;,&quot;;[.C13];&quot;), --&quot;;[champs.B13];&quot; &quot;;[champs.K13])" office:value-type="string" office:string-value="COEFF NUMERIC(5,4), --Coefficient de fractionnement Type 3H 57 1+4 (10000 par défaut)" calcext:value-type="string">
            <text:p>COEFF NUMERIC(5,4), --Coefficient de fractionnement Type 3H 57 1+4 (10000 par défaut)</text:p>
          </table:table-cell>
        </table:table-row>
        <table:table-row table:style-name="ro1">
          <table:table-cell table:formula="of:=[champs.C14]" office:value-type="string" office:string-value="PAU" calcext:value-type="string">
            <text:p>PAU</text:p>
          </table:table-cell>
          <table:table-cell table:formula="of:=[champs.D14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4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4];&quot; &quot;;[.F14];&quot;(&quot;;[.B14];&quot;,&quot;;[.C14];&quot;), --&quot;;[champs.B14];&quot; &quot;;[champs.K14])" office:value-type="string" office:string-value="PAU NUMERIC(7,2), --Prix d'achat unitaire TTC Type 3H 67 5+2" calcext:value-type="string">
            <text:p>PAU NUMERIC(7,2), --Prix d'achat unitaire TTC Type 3H 67 5+2</text:p>
          </table:table-cell>
        </table:table-row>
        <table:table-row table:style-name="ro1">
          <table:table-cell table:formula="of:=[champs.C15]" office:value-type="string" office:string-value="MUEI" calcext:value-type="string">
            <text:p>MUEI</text:p>
          </table:table-cell>
          <table:table-cell table:formula="of:=[champs.D15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5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5];&quot; &quot;;[.F15];&quot;(&quot;;[.B15];&quot;,&quot;;[.C15];&quot;), --&quot;;[champs.B15];&quot; &quot;;[champs.K15])" office:value-type="string" office:string-value="MUEI NUMERIC(7,2), --Montant unitaire de l'écart indemnisable Type 3H 74 0 par défaut (5+2)" calcext:value-type="string">
            <text:p>MUEI NUMERIC(7,2), --Montant unitaire de l'écart indemnisable Type 3H 74 0 par défaut (5+2)</text:p>
          </table:table-cell>
        </table:table-row>
        <table:table-row table:style-name="ro1">
          <table:table-cell table:formula="of:=[champs.C16]" office:value-type="string" office:string-value="MTEI" calcext:value-type="string">
            <text:p>MTEI</text:p>
          </table:table-cell>
          <table:table-cell table:formula="of:=[champs.D16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6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6];&quot; &quot;;[.F16];&quot;(&quot;;[.B16];&quot;,&quot;;[.C16];&quot;), --&quot;;[champs.B16];&quot; &quot;;[champs.K16])" office:value-type="string" office:string-value="MTEI NUMERIC(7,2), --Montant total de l'écart indemnisable Type 3H 81 5+2" calcext:value-type="string">
            <text:p>MTEI NUMERIC(7,2), --Montant total de l'écart indemnisable Type 3H 81 5+2</text:p>
          </table:table-cell>
        </table:table-row>
        <table:table-row table:style-name="ro1">
          <table:table-cell table:formula="of:=[champs.C17]" office:value-type="string" office:string-value="QTE" calcext:value-type="string">
            <text:p>QTE</text:p>
          </table:table-cell>
          <table:table-cell table:formula="of:=[champs.D17]" office:value-type="float" office:value="3" calcext:value-type="float">
            <text:p>3</text:p>
          </table:table-cell>
          <table:table-cell table:number-columns-repeated="2"/>
          <table:table-cell table:formula="of:=[champs.I1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7];&quot; &quot;;[.F17];&quot;(&quot;;[.B17];&quot;), --&quot;;[champs.B17];&quot; &quot;;[champs.K17])" office:value-type="string" office:string-value="QTE NUMERIC(3), --Quantité Type 3H 88 Nombre d'unités délivrées, par défaut égal à 1 - Compléter par « 0 » devant" calcext:value-type="string">
            <text:p>QTE NUMERIC(3), --Quantité Type 3H 88 Nombre d'unités délivrées, par défaut égal à 1 - Compléter par « 0 » devant</text:p>
          </table:table-cell>
        </table:table-row>
        <table:table-row table:style-name="ro1">
          <table:table-cell table:formula="of:=[champs.C18]" office:value-type="string" office:string-value="MTF" calcext:value-type="string">
            <text:p>MTF</text:p>
          </table:table-cell>
          <table:table-cell table:formula="of:=[champs.D18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8];&quot; &quot;;[.F18];&quot;(&quot;;[.B18];&quot;,&quot;;[.C18];&quot;), --&quot;;[champs.B18];&quot; &quot;;[champs.K18])" office:value-type="string" office:string-value="MTF NUMERIC(7,2), --Montant total facturé TTC Type 3H 91 0 par défaut (5+2)" calcext:value-type="string">
            <text:p>MTF NUMERIC(7,2), --Montant total facturé TTC Type 3H 91 0 par défaut (5+2)</text:p>
          </table:table-cell>
        </table:table-row>
        <table:table-row table:style-name="ro1">
          <table:table-cell table:formula="of:=[champs.C19]" office:value-type="string" office:string-value="INDIC" calcext:value-type="string">
            <text:p>INDIC</text:p>
          </table:table-cell>
          <table:table-cell table:formula="of:=[champs.D19]" office:value-type="float" office:value="7" calcext:value-type="float">
            <text:p>7</text:p>
          </table:table-cell>
          <table:table-cell table:number-columns-repeated="2"/>
          <table:table-cell table:formula="of:=[champs.I1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9];&quot; &quot;;[.F19];&quot;(&quot;;[.B19];&quot;), --&quot;;[champs.B19];&quot; &quot;;[champs.K19])" office:value-type="string" office:string-value="INDIC VARCHAR(7), --Indication Liste des codes indications" calcext:value-type="string">
            <text:p>INDIC VARCHAR(7), --Indication Liste des codes indications</text:p>
          </table:table-cell>
        </table:table-row>
        <table:table-row table:style-name="ro1">
          <table:table-cell table:formula="of:=[champs.C20]" office:value-type="string" office:string-value="NFACT" calcext:value-type="string">
            <text:p>NFACT</text:p>
          </table:table-cell>
          <table:table-cell table:formula="of:=[champs.D20]" office:value-type="float" office:value="9" calcext:value-type="float">
            <text:p>9</text:p>
          </table:table-cell>
          <table:table-cell table:number-columns-repeated="2"/>
          <table:table-cell table:formula="of:=[champs.I2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0];&quot; &quot;;[.F20];&quot;(&quot;;[.B20];&quot;), --&quot;;[champs.B20];&quot; &quot;;[champs.K20])" office:value-type="string" office:string-value="NFACT NUMERIC(9), --Numéro facture Type 2 CP 30 - N° attribué par le partenaire de santé. Il ne doit pas y avoir de N° en double, durant la période à déterminer avec l'assurance maladie. Le numéro de la facture doit etre différent de zéro. " calcext:value-type="string">
            <text:p>NFACT NUMERIC(9), --Numéro facture Type 2 CP 30 - N° attribué par le partenaire de santé. Il ne doit pas y avoir de N° en double, durant la période à déterminer avec l'assurance maladie. Le numéro de la facture doit etre différent de zéro. 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4">00/00/0000</text:date>, <text:time style:data-style-name="N2" text:time-value="11:35:32.6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4-09-04T11:54:58.964000000</dc:date>
    <meta:editing-duration>PT2H56M26S</meta:editing-duration>
    <meta:editing-cycles>43</meta:editing-cycles>
    <meta:document-statistic meta:table-count="3" meta:cell-count="340" meta:object-count="0"/>
  </office:meta>
</office:document-meta>
</file>